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Liberation Sans', 'DejaVu Sans', sans-serif"/>
    <style:font-face style:name="Lohit Hindi1" svg:font-family="'Lohit Hindi'"/>
    <style:font-face style:name="Verdana" svg:font-family="Verdana, sans-serif"/>
    <style:font-face style:name="Monospace" svg:font-family="Monospace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weight="bold" style:font-weight-asian="bold" style:font-weight-complex="bold"/>
    </style:style>
    <style:style style:name="P3" style:family="paragraph" style:parent-style-name="Standard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4" style:family="paragraph" style:parent-style-name="Text_20_body">
      <style:text-properties fo:color="#000000"/>
    </style:style>
    <style:style style:name="P5" style:family="paragraph" style:parent-style-name="Text_20_body">
      <style:text-properties fo:color="#000000" style:font-name="Ubuntu"/>
    </style:style>
    <style:style style:name="P6" style:family="paragraph" style:parent-style-name="Text_20_body">
      <style:text-properties fo:color="#000000" style:font-name="Ubuntu" fo:font-size="12pt" style:font-size-asian="12pt" style:font-size-complex="12pt"/>
    </style:style>
    <style:style style:name="P7" style:family="paragraph" style:parent-style-name="Text_20_body">
      <style:text-properties fo:color="#800000"/>
    </style:style>
    <style:style style:name="P8" style:family="paragraph" style:parent-style-name="Heading_20_2">
      <style:text-properties style:font-name="Ubuntu"/>
    </style:style>
    <style:style style:name="P9" style:family="paragraph" style:parent-style-name="Standard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Text_20_body">
      <style:text-properties style:font-name="Ubuntu"/>
    </style:style>
    <style:style style:name="P13" style:family="paragraph" style:parent-style-name="Heading_20_1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1"/>
    </style:style>
    <style:style style:name="T3" style:family="text">
      <style:text-properties style:font-name="Arial1" fo:font-size="10.5pt"/>
    </style:style>
    <style:style style:name="T4" style:family="text">
      <style:text-properties style:font-name="Arial1" fo:font-size="9pt" style:font-size-asian="9pt" style:font-size-complex="9pt"/>
    </style:style>
    <style:style style:name="T5" style:family="text">
      <style:text-properties style:font-name="Verdana" fo:font-size="10.5pt"/>
    </style:style>
    <style:style style:name="T6" style:family="text">
      <style:text-properties fo:color="#7f0055" style:font-name="Arial1" fo:font-size="10.5pt" fo:font-weight="bold" style:font-name-asian="Monospace" style:font-size-asian="10pt" style:font-weight-asian="bold" style:font-name-complex="Monospace" style:font-size-complex="10pt" style:font-weight-complex="bold"/>
    </style:style>
    <style:style style:name="T7" style:family="text">
      <style:text-properties fo:color="#7f0055" style:font-name="Arial1" fo:font-size="10.5pt" fo:language="en" fo:country="US" fo:font-weight="bold" style:font-name-asian="Monospace" style:font-size-asian="10pt" style:font-weight-asian="bold" style:font-name-complex="Monospace" style:font-size-complex="10pt" style:font-weight-complex="bold"/>
    </style:style>
    <style:style style:name="T8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ne 工具使用</text:p>
      <text:p text:style-name="P1">sudo apt-get install wine</text:p>
      <text:p text:style-name="P1"/>
      <text:p text:style-name="P1">脚本content</text:p>
      <text:p text:style-name="P1">方法1：</text:p>
      <text:p text:style-name="P1">wine ’c:\Program Files\Source Insight 3\Insight3.exe‘</text:p>
      <text:p text:style-name="P1"/>
      <text:p text:style-name="P1">方法2：</text:p>
      <text:p text:style-name="P1">cd '/home/abner/.wine/drive_c/Program Files/Source Insight 3/' </text:p>
      <text:p text:style-name="P1">./Insight3.exe </text:p>
      <text:p text:style-name="P1"/>
      <text:p text:style-name="P1"/>
      <text:p text:style-name="P1"/>
      <text:p text:style-name="P2">time zone 相关学习</text:p>
      <text:p text:style-name="P1"><text:bookmark text:name="cb_post_title_url"/><text:a xlink:type="simple" xlink:href="http://www.cnblogs.com/winkyao/archive/2012/03/17/2403962.html">C/C++ 时间转换与表示</text:a></text:p>
      <text:p text:style-name="P1"/>
      <text:p text:style-name="P1">struct tm tm_t; <text:s text:c="2"/>年月日</text:p>
      <text:p text:style-name="P1">time_t <text:s/>time; <text:s text:c="7"/>相距1970多岁秒</text:p>
      <text:p text:style-name="P1"/>
      <text:p text:style-name="P1">time = mktime(&amp;tm_t);</text:p>
      <text:p text:style-name="P1">time = time(NULL);</text:p>
      <text:p text:style-name="P1">stime(&amp;time);</text:p>
      <text:p text:style-name="P1"/>
      <text:p text:style-name="P1"/>
      <text:h text:style-name="P8" text:outline-level="2"><text:bookmark text:name="cb_post_title_url1"/><text:a xlink:type="simple" xlink:href="http://www.cnblogs.com/chinareny2k/archive/2010/01/05/1639468.html"><text:span text:style-name="T1">Linux 下zip包的压缩与解压</text:span></text:a></text:h>
      <text:p text:style-name="P6">-d&lt;目录&gt; 指定文件解压缩后所要存储的目录。</text:p>
      <text:p text:style-name="P5">范例：</text:p>
      <text:p text:style-name="P4">zip命令可以用来将文件压缩成为常用的zip格式。unzip命令则用来解压缩zip文件。</text:p>
      <text:p text:style-name="P7">1. 我想把一个文件abc.txt和一个目录dir1压缩成为yasuo.zip：</text:p>
      <text:p text:style-name="P4">＃ zip -r yasuo.zip abc.txt dir1</text:p>
      <text:p text:style-name="P7">2.我下载了一个yasuo.zip文件，想解压缩：</text:p>
      <text:p text:style-name="P4"># unzip yasuo.zip</text:p>
      <text:p text:style-name="P7">3.我当前目录下有abc1.zip，abc2.zip和abc3.zip，我想一起解压缩它们：</text:p>
      <text:p text:style-name="P4">＃ unzip abc\?.zip</text:p>
      <text:p text:style-name="P4">注释：?表示一个字符，如果用*表示任意多个字符。</text:p>
      <text:p text:style-name="P7">4.我有一个很大的压缩文件large.zip，我不想解压缩，只想看看它里面有什么：</text:p>
      <text:p text:style-name="P4"># unzip -v large.zip</text:p>
      <text:p text:style-name="P7"><text:soft-page-break/>5.我下载了一个压缩文件large.zip，想验证一下这个压缩文件是否下载完全了</text:p>
      <text:p text:style-name="P4"># unzip -t large.zip</text:p>
      <text:p text:style-name="P7">6.我用-v选项发现music.zip压缩文件里面有很多目录和子目录，并且子目录中其实都是歌曲mp3文件，我想把这些文件都下载到第一级目录，而不是一层一层建目录：</text:p>
      <text:p text:style-name="P4"># unzip -j music.zip</text:p>
      <text:p text:style-name="P1"/>
      <text:p text:style-name="P1"><text:a xlink:type="simple" xlink:href="http://www.cnblogs.com/end/archive/2011/04/20/2022614.html">linux打包压缩</text:a></text:p>
      <text:p text:style-name="P1">$<text:tab/>tar xvf <text:s text:c="2"/>file-name</text:p>
      <text:p text:style-name="P1">$<text:tab/>tar czvf <text:s/>file-name.tar.gz <text:s/>file-name</text:p>
      <text:p text:style-name="P1">$<text:tab/>tar tvf <text:s text:c="2"/>file-name.tar.gz</text:p>
      <text:p text:style-name="P1"/>
      <text:p text:style-name="P1">$<text:tab/>zip <text:s/>-r file-name.zip <text:s/>file-or-directory <text:s/></text:p>
      <text:p text:style-name="P1">$<text:tab/>unzip <text:s/>file-name.zip </text:p>
      <text:p text:style-name="P1"/>
      <text:p text:style-name="P1"/>
      <text:p text:style-name="P1"/>
      <text:p text:style-name="P2">mount 远程服务器</text:p>
      <text:p text:style-name="P1">method 1：</text:p>
      <text:p text:style-name="P1"/>
      <text:p text:style-name="P1">SERVER_DIR=//192.168.10.230/abner/broadcom </text:p>
      <text:p text:style-name="P1">LOCAL_DIR=/mnt/server_230/broadcom</text:p>
      <text:p text:style-name="P1">sudo mount -t cifs ${SERVER_DIR} ${LOCAL_DIR} -o username=abner,password=abner,dir_mode=0777,file_mode=0777</text:p>
      <text:p text:style-name="P1"/>
      <text:p text:style-name="P1">method 2:</text:p>
      <text:p text:style-name="P1"/>
      <text:p text:style-name="P1">config <text:s/>/etc/fstab <text:s/></text:p>
      <text:p text:style-name="P1">vi /etc/fstab</text:p>
      <text:p text:style-name="P1">//192.168.10.230/abner <text:s text:c="2"/>/mnt/server230 <text:s text:c="3"/>cifs <text:s text:c="4"/>username=abner,password=abner,iocharset=utf8,file_mode=0777,dir_mode=0777 <text:s text:c="4"/>0 </text:p>
      <text:p text:style-name="P1"/>
      <text:p text:style-name="P1"/>
      <text:p text:style-name="P1"/>
      <text:p text:style-name="P1"/>
      <text:p text:style-name="P1"/>
      <text:p text:style-name="P1">android 学习</text:p>
      <text:p text:style-name="P1"/>
      <text:p text:style-name="P1">sdk,adt</text:p>
      <text:p text:style-name="P1">adb <text:s/>--- <text:s/>ddms</text:p>
      <text:p text:style-name="P1">jvm (.class)---- dalvik(.dex)</text:p>
      <text:p text:style-name="P1"/>
      <text:p text:style-name="P1"/>
      <text:p text:style-name="P3">implements 接口类 --------- C++ 虚类</text:p>
      <text:p text:style-name="P3">implements是一个类实现一个接口用的关键字，他是用来实现接口中定义的抽象方法。</text:p>
      <text:p text:style-name="P3"/>
      <text:p text:style-name="P3"><text:soft-page-break/></text:p>
      <text:p text:style-name="P3"/>
      <text:h text:style-name="P13" text:outline-level="1"><text:a xlink:type="simple" xlink:href="http://blog.csdn.net/nieweiking/article/details/37936175">ECLIPSE android 布局页面文件出错故障排除 </text:a></text:h>
      <text:p text:style-name="P3"><text:span text:style-name="T3">Check the "Android version to use when rendering layouts" and make sure you're not using a version that ends in "W" for Android Wear (</text:span><text:span text:style-name="T5">e.g. </text:span><text:span text:style-name="T3">API 20: Android 4.4W). I don't believe Wear supports </text:span><text:span text:style-name="T5">EditText</text:span><text:span text:style-name="T3">.</text:span></text:p>
      <text:p text:style-name="P3"><text:span text:style-name="T3"/></text:p>
      <text:p text:style-name="P3"><text:span text:style-name="T3"/></text:p>
      <text:p text:style-name="P3"><text:span text:style-name="T3">AndroidManifest.xml <text:s/>清单文件 </text:span></text:p>
      <text:p text:style-name="P3"><text:span text:style-name="T3"/></text:p>
      <text:p text:style-name="P3"><text:span text:style-name="T3">错误： java.lang.SecurityException: Permission Denial: starting Intent </text:span></text:p>
      <text:p text:style-name="P3"><text:span text:style-name="T3">需要添加权限</text:span></text:p>
      <text:p text:style-name="P3"><text:span text:style-name="T3"/></text:p>
      <text:p text:style-name="P3"><text:span text:style-name="T3"/></text:p>
      <text:p text:style-name="P3"><text:span text:style-name="T3">eclipse 配置</text:span></text:p>
      <text:h text:style-name="P13" text:outline-level="1"><text:a xlink:type="simple" xlink:href="http://blog.csdn.net/aslaka/article/details/18713333"><text:span text:style-name="T3">Eclipse开发android应用（字体背景配置，代码，xml 自动补全）配置 </text:span></text:a></text:h>
      <text:p text:style-name="P3"><text:span text:style-name="T3"/></text:p>
      <text:p text:style-name="P3"><text:span text:style-name="T3">1.代码自动提示补全</text:span></text:p>
      <text:p text:style-name="P3"><text:span text:style-name="T3">Window → Preferences → <text:s/>Java → Editor → Content Assist → Auto Activation → Auto activation triggers for Java:</text:span></text:p>
      <text:p text:style-name="P3"><text:span text:style-name="T3">Auto activation delay(ms): 50</text:span></text:p>
      <text:p text:style-name="P3"><text:span text:style-name="T3">set value: “abcdefghijklmnopqrstuvwxyzABCDEFGHIJKLMNOPQRSTUVWXYZ.”</text:span></text:p>
      <text:p text:style-name="P3"><text:span text:style-name="T3"/></text:p>
      <text:p text:style-name="P3"><text:span text:style-name="T3">2.设置 xml 自动提示补全</text:span></text:p>
      <text:p text:style-name="P3"><text:span text:style-name="T3">Window → Preferences → <text:s/>XML → Editor → Content Assist → Auto Activation <text:s/>→ Prompt when these characters ard inserted:</text:span></text:p>
      <text:p text:style-name="P3"><text:span text:style-name="T3">Auto activation delay(ms): 50</text:span></text:p>
      <text:p text:style-name="P3"><text:span text:style-name="T3">set value: “abcdefghijklmnopqrstuvwxyzABCDEFGHIJKLMNOPQRSTUVWXYZ_"&lt;=:”</text:span></text:p>
      <text:p text:style-name="P3"><text:span text:style-name="T3"/></text:p>
      <text:p text:style-name="Standard"><text:span text:style-name="T6">3.</text:span><text:span text:style-name="T3">Ubuntu中Eclipse 悬浮代码提示框背景颜色配置</text:span></text:p>
      <text:h text:style-name="Heading_20_1" text:outline-level="1"><text:a xlink:type="simple" xlink:href="http://blog.csdn.net/maemual/article/details/8887386"><text:span text:style-name="T4">修改ubuntu默认配色方案 </text:span></text:a></text:h>
      <text:p text:style-name="P12"><text:span text:style-name="T8">$<text:tab/>cd /usr/share/themes/Ambiance/gtk-2.0/gtkrc</text:span></text:p>
      <text:p text:style-name="P12"><text:span text:style-name="T8">$<text:tab/>cp gtkrc gtkrc.bak</text:span></text:p>
      <text:p text:style-name="P12"><text:span text:style-name="T8">$<text:tab/>sudo vi gtkrc</text:span></text:p>
      <text:p text:style-name="Standard"><text:span text:style-name="T6">gtk-color-scheme = "base_color:#ffffff\nbg_color:#f2f1f0\ntooltip_bg_color:#fff8dc\nselected_bg_color:#86ABD9\ntext_color:#000000\nfg_color:#4c4c4c\ntooltip_fg_color:#000000\nselected_fg_color:#ffffff\nlink_color:#DD4814\nbg_color_dark:#3c3b37\nfg_color_dark:#dfdbd2"</text:span></text:p>
      <text:p text:style-name="Standard"><text:span text:style-name="T6"/></text:p>
      <text:p text:style-name="Standard"><text:span text:style-name="T6"/></text:p>
      <text:p text:style-name="Standard"><text:span text:style-name="T6">在开发过程中可以把，通用代码块抽取出来</text:span></text:p>
      <text:p text:style-name="Standard"><text:span text:style-name="T6">refactor → extract method</text:span></text:p>
      <text:p text:style-name="Standard"><text:span text:style-name="T6"/></text:p>
      <text:p text:style-name="Standard"><text:span text:style-name="T6"/></text:p>
      <text:p text:style-name="Standard"><text:span text:style-name="T6">绑定监听去的3种方式</text:span></text:p>
      <text:p text:style-name="Standard"><text:span text:style-name="T6">1，内部类实现接口</text:span></text:p>
      <text:p text:style-name="Standard"><text:soft-page-break/><text:span text:style-name="T6">2，匿名内部类实现接口</text:span></text:p>
      <text:p text:style-name="Standard"><text:span text:style-name="T6">3，主类实现接口</text:span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/></text:p>
      <text:p text:style-name="Standard"><text:span text:style-name="T6">常用快捷键</text:span></text:p>
      <text:p text:style-name="Standard"><text:span text:style-name="T6"/></text:p>
      <text:p text:style-name="Standard"><text:span text:style-name="T6">【Ctrl+K】、【Ctrl++Shift+K】</text:span></text:p>
      <text:p text:style-name="Standard"><text:span text:style-name="T6">快速向下和向上查找选定的内容，从此不再需要用鼠标单击查找对话框了。</text:span></text:p>
      <text:p text:style-name="Standard"><text:span text:style-name="T6"></text:span></text:p>
      <text:p text:style-name="Standard"><text:span text:style-name="T6">【Ctrl+Shift+T】</text:span></text:p>
      <text:p text:style-name="Standard"><text:span text:style-name="T6">查找工作空间（Workspace）构建路径中的可找到Java类文件，不要为找不到类而痛苦，而且可以使用“*”、“？”等通配符。</text:span></text:p>
      <text:p text:style-name="Standard"><text:span text:style-name="T6"></text:span></text:p>
      <text:p text:style-name="Standard"><text:span text:style-name="T6">【Ctrl+Shift+F】</text:span></text:p>
      <text:p text:style-name="Standard"><text:span text:style-name="T6">格式化代码，书写格式规范的代码是每一个程序员的必修之课，当看见某段代码极不顺眼时，选定后按【Ctrl+Shift+F】快捷键可以格式化这段代码，如果不选定代码则默认格式化当前文件（Java文件）。</text:span></text:p>
      <text:p text:style-name="Standard"><text:span text:style-name="T6"/></text:p>
      <text:p text:style-name="Standard"><text:span text:style-name="T6">【Ctrl+L】</text:span></text:p>
      <text:p text:style-name="Standard"><text:span text:style-name="T6"><text:s text:c="3"/>定位到当前编辑器的某一行，对非Java文件也有效。</text:span></text:p>
      <text:p text:style-name="Standard"><text:span text:style-name="T6"/></text:p>
      <text:p text:style-name="Standard"><text:span text:style-name="T6">【Alt+←】、【Alt+→】</text:span></text:p>
      <text:p text:style-name="Standard"><text:span text:style-name="T6">后退历史记录和前进历史记录，在跟踪代码时非常有用，用户可能查找了几个有关联的地方，但可能记不清楚了，可以通过这两个快捷键定位查找的顺序。</text:span></text:p>
      <text:p text:style-name="Standard"><text:span text:style-name="T6"/></text:p>
      <text:p text:style-name="Standard"><text:span text:style-name="T6">【F3】</text:span></text:p>
      <text:p text:style-name="Standard"><text:span text:style-name="T6">快速定位光标位置的某个类、方法和属性。</text:span></text:p>
      <text:p text:style-name="Standard"><text:span text:style-name="T6">【F4】</text:span></text:p>
      <text:p text:style-name="Standard"><text:span text:style-name="T6">显示类的继承关系，并打开类继承视图。</text:span></text:p>
      <text:p text:style-name="Standard"><text:span text:style-name="T6"></text:span></text:p>
      <text:p text:style-name="Standard"><text:span text:style-name="T6">Ctrl+1 快速修复(最经典的快捷键,就不用多说了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'Liberation Sans', 'DejaVu Sans', sans-serif"/>
    <style:font-face style:name="Lohit Hindi1" svg:font-family="'Lohit Hindi'"/>
    <style:font-face style:name="Verdana" svg:font-family="Verdana, sans-serif"/>
    <style:font-face style:name="Monospace" svg:font-family="Monospace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Zen Hei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ner </meta:initial-creator>
    <meta:creation-date>2015-05-06T16:50:55</meta:creation-date>
    <meta:generator>LibreOffice/3.5$Linux_x86 LibreOffice_project/350m1$Build-2</meta:generator>
    <dc:date>2015-05-14T16:27:26</dc:date>
    <dc:creator>abner </dc:creator>
    <meta:editing-duration>P3DT1H26M42S</meta:editing-duration>
    <meta:editing-cycles>123</meta:editing-cycles>
    <meta:document-statistic meta:table-count="0" meta:image-count="0" meta:object-count="0" meta:page-count="4" meta:paragraph-count="99" meta:word-count="468" meta:character-count="3253" meta:non-whitespace-character-count="3085"/>
  </office:meta>
</office:document-meta>
</file>